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margin-left="1.251cm" fo:margin-right="0cm" fo:text-indent="0cm" style:auto-text-indent="false"/>
      <style:text-properties fo:font-size="14pt" officeooo:rsid="00178e57" officeooo:paragraph-rsid="00178e57" style:font-size-asian="14pt" style:font-size-complex="14pt"/>
    </style:style>
    <style:style style:name="P2" style:family="paragraph" style:parent-style-name="Standard">
      <style:paragraph-properties fo:margin-left="1.251cm" fo:margin-right="0cm" fo:text-indent="0cm" style:auto-text-indent="false"/>
      <style:text-properties fo:font-size="14pt" officeooo:rsid="00178e57" officeooo:paragraph-rsid="00178e57" style:font-size-asian="14pt" style:font-size-complex="14pt"/>
    </style:style>
    <style:style style:name="P3" style:family="paragraph" style:parent-style-name="Standard">
      <style:text-properties fo:font-size="14pt" officeooo:rsid="0011f8be" officeooo:paragraph-rsid="0011f8be" style:font-size-asian="14pt" style:font-size-complex="14pt"/>
    </style:style>
    <style:style style:name="P4" style:family="paragraph" style:parent-style-name="Standard">
      <style:paragraph-properties fo:margin-left="1.251cm" fo:margin-right="0cm" fo:text-indent="0cm" style:auto-text-indent="false"/>
      <style:text-properties fo:font-size="14pt" officeooo:rsid="0011f8be" officeooo:paragraph-rsid="001276f9" style:font-size-asian="14pt" style:font-size-complex="14pt"/>
    </style:style>
    <style:style style:name="P5" style:family="paragraph" style:parent-style-name="Standard">
      <style:paragraph-properties fo:margin-left="13.757cm" fo:margin-right="0cm" fo:text-indent="0cm" style:auto-text-indent="false"/>
      <style:text-properties fo:font-size="14pt" officeooo:rsid="001276f9" officeooo:paragraph-rsid="001276f9" style:font-size-asian="14pt" style:font-size-complex="14pt"/>
    </style:style>
    <style:style style:name="P6" style:family="paragraph" style:parent-style-name="Heading_20_3">
      <style:text-properties fo:color="#c9211e" loext:opacity="100%" fo:font-size="16pt" style:font-size-asian="16pt" style:font-size-complex="16pt"/>
    </style:style>
    <style:style style:name="P7" style:family="paragraph" style:parent-style-name="Heading_20_3">
      <style:text-properties fo:color="#c9211e" loext:opacity="100%" fo:font-size="16pt" style:text-underline-style="solid" style:text-underline-width="auto" style:text-underline-color="font-color" fo:font-weight="bold" fo:background-color="#ffff00" style:font-size-asian="16pt" style:font-weight-asian="bold" style:font-size-complex="16pt" style:font-weight-complex="bold"/>
    </style:style>
    <style:style style:name="P8" style:family="paragraph" style:parent-style-name="Standard">
      <style:paragraph-properties fo:margin-left="0cm" fo:margin-right="0cm" fo:text-indent="0cm" style:auto-text-indent="false"/>
      <style:text-properties fo:color="#c9211e" loext:opacity="100%" fo:font-size="16pt" style:text-underline-style="solid" style:text-underline-width="auto" style:text-underline-color="font-color" fo:font-weight="bold" officeooo:rsid="00178e57" officeooo:paragraph-rsid="00178e57" fo:background-color="#ffff00" style:font-size-asian="16pt" style:font-weight-asian="bold" style:font-size-complex="16pt" style:font-weight-complex="bold"/>
    </style:style>
    <style:style style:name="P9" style:family="paragraph" style:parent-style-name="Standard">
      <style:text-properties fo:color="#c9211e" loext:opacity="100%" fo:font-size="16pt" style:text-underline-style="solid" style:text-underline-width="auto" style:text-underline-color="font-color" fo:font-weight="bold" officeooo:rsid="001276f9" officeooo:paragraph-rsid="001276f9" fo:background-color="#ffff00" style:font-size-asian="16pt" style:font-weight-asian="bold" style:font-size-complex="16pt" style:font-weight-complex="bold"/>
    </style:style>
    <style:style style:name="P10" style:family="paragraph" style:parent-style-name="Standard">
      <style:text-properties fo:color="#c9211e" loext:opacity="100%" fo:font-size="16pt" style:text-underline-style="solid" style:text-underline-width="auto" style:text-underline-color="font-color" fo:font-weight="bold" officeooo:rsid="0011f8be" officeooo:paragraph-rsid="0011f8be" fo:background-color="#ffff00" style:font-size-asian="16pt" style:font-weight-asian="bold" style:font-size-complex="16pt" style:font-weight-complex="bold"/>
    </style:style>
    <style:style style:name="P11" style:family="paragraph" style:parent-style-name="Text_20_body">
      <style:paragraph-properties fo:margin-left="0cm" fo:margin-right="0cm" fo:text-indent="0cm" style:auto-text-indent="false"/>
      <style:text-properties fo:color="#c9211e" loext:opacity="100%" fo:font-size="16pt" style:text-underline-style="solid" style:text-underline-width="auto" style:text-underline-color="font-color" fo:font-weight="bold" officeooo:rsid="001764b3" officeooo:paragraph-rsid="001764b3" fo:background-color="#ffff00" style:font-size-asian="16pt" style:font-weight-asian="bold" style:font-size-complex="16pt" style:font-weight-complex="bold"/>
    </style:style>
    <style:style style:name="P12" style:family="paragraph" style:parent-style-name="Text_20_body">
      <style:text-properties fo:color="#c9211e" loext:opacity="100%" fo:font-size="16pt" style:text-underline-style="solid" style:text-underline-width="auto" style:text-underline-color="font-color" fo:font-weight="bold" fo:background-color="#ffff00" style:font-size-asian="16pt" style:font-weight-asian="bold" style:font-size-complex="16pt" style:font-weight-complex="bold"/>
    </style:style>
    <style:style style:name="P13" style:family="paragraph" style:parent-style-name="Text_20_body">
      <style:text-properties fo:color="#c9211e" loext:opacity="100%" fo:font-size="16pt" style:text-underline-style="solid" style:text-underline-width="auto" style:text-underline-color="font-color" fo:font-weight="bold" officeooo:paragraph-rsid="00345071" fo:background-color="#ffff00" style:font-size-asian="16pt" style:font-weight-asian="bold" style:font-size-complex="16pt" style:font-weight-complex="bold"/>
    </style:style>
    <style:style style:name="P14" style:family="paragraph" style:parent-style-name="Heading_20_3">
      <style:paragraph-properties fo:margin-left="1.251cm" fo:margin-right="0cm" fo:text-align="justify" style:justify-single-word="false" fo:text-indent="0cm" style:auto-text-indent="false"/>
      <style:text-properties fo:font-size="12pt" officeooo:paragraph-rsid="001276f9" style:font-size-asian="12pt" style:font-size-complex="12pt"/>
    </style:style>
    <style:style style:name="P15" style:family="paragraph" style:parent-style-name="Text_20_body">
      <style:paragraph-properties fo:text-align="justify" style:justify-single-word="false"/>
      <style:text-properties fo:font-size="12pt" style:font-size-asian="12pt" style:font-size-complex="12pt"/>
    </style:style>
    <style:style style:name="P16" style:family="paragraph" style:parent-style-name="Standard">
      <style:paragraph-properties fo:text-align="center" style:justify-single-word="false"/>
      <style:text-properties style:font-name="C059" fo:font-size="20pt" fo:font-weight="bold" officeooo:rsid="0011f8be" officeooo:paragraph-rsid="0011f8be" fo:background-color="#00a933" style:font-size-asian="20pt" style:font-weight-asian="bold" style:font-size-complex="20pt" style:font-weight-complex="bold"/>
    </style:style>
    <style:style style:name="P17" style:family="paragraph" style:parent-style-name="Standard">
      <style:paragraph-properties fo:text-align="start" style:justify-single-word="false"/>
      <style:text-properties style:font-name="C059" fo:font-size="20pt" fo:font-weight="bold" officeooo:rsid="0011f8be" officeooo:paragraph-rsid="0011f8be" fo:background-color="#00a933" style:font-size-asian="20pt" style:font-weight-asian="bold" style:font-size-complex="20pt" style:font-weight-complex="bold"/>
    </style:style>
    <style:style style:name="P18" style:family="paragraph" style:parent-style-name="Standard">
      <style:paragraph-properties fo:text-align="start" style:justify-single-word="false"/>
      <style:text-properties style:font-name="C059" fo:font-size="20pt" fo:font-weight="bold" officeooo:rsid="00215ca5" officeooo:paragraph-rsid="00215ca5" fo:background-color="#00a933" style:font-size-asian="20pt" style:font-weight-asian="bold" style:font-size-complex="20pt" style:font-weight-complex="bold"/>
    </style:style>
    <style:style style:name="P19" style:family="paragraph" style:parent-style-name="Standard">
      <style:text-properties style:font-name="C059" fo:font-size="20pt" fo:font-weight="bold" officeooo:rsid="0011f8be" fo:background-color="#ffff00" style:font-size-asian="20pt" style:font-weight-asian="bold" style:font-size-complex="20pt" style:font-weight-complex="bold"/>
    </style:style>
    <style:style style:name="P20" style:family="paragraph" style:parent-style-name="Standard">
      <style:paragraph-properties fo:text-align="start" style:justify-single-word="false"/>
      <style:text-properties style:font-name="C059" fo:font-size="20pt" fo:font-weight="bold" officeooo:rsid="0011f8be" officeooo:paragraph-rsid="00215ca5" fo:background-color="#b2b2b2" style:font-size-asian="20pt" style:font-weight-asian="bold" style:font-size-complex="20pt" style:font-weight-complex="bold"/>
    </style:style>
    <style:style style:name="P21" style:family="paragraph" style:parent-style-name="Standard">
      <style:text-properties officeooo:paragraph-rsid="0011f8be"/>
    </style:style>
    <style:style style:name="P22" style:family="paragraph" style:parent-style-name="Text_20_body">
      <style:paragraph-properties fo:margin-left="1.251cm" fo:margin-right="0cm" fo:text-indent="0cm" style:auto-text-indent="false"/>
      <style:text-properties officeooo:rsid="001764b3" officeooo:paragraph-rsid="001764b3"/>
    </style:style>
    <style:style style:name="P23" style:family="paragraph" style:parent-style-name="Text_20_body">
      <style:paragraph-properties fo:text-align="justify" style:justify-single-word="false"/>
    </style:style>
    <style:style style:name="P24" style:family="paragraph" style:parent-style-name="Heading_20_3" style:list-style-name="L2">
      <style:paragraph-properties fo:margin-left="1.251cm" fo:margin-right="0cm" fo:text-align="justify" style:justify-single-word="false" fo:text-indent="0cm" style:auto-text-indent="false"/>
      <style:text-properties fo:color="#c9211e" loext:opacity="100%" fo:font-size="12pt" officeooo:paragraph-rsid="001276f9" style:font-size-asian="12pt" style:font-size-complex="12pt"/>
    </style:style>
    <style:style style:name="P25" style:family="paragraph" style:parent-style-name="Heading_20_3">
      <style:text-properties officeooo:paragraph-rsid="0040894c"/>
    </style:style>
    <style:style style:name="P26" style:family="paragraph" style:parent-style-name="Heading_20_4">
      <style:text-properties officeooo:paragraph-rsid="0040894c"/>
    </style:style>
    <style:style style:name="P27" style:family="paragraph" style:parent-style-name="Standard" style:list-style-name="L2">
      <style:paragraph-properties fo:margin-left="1.251cm" fo:margin-right="0cm" fo:text-indent="0cm" style:auto-text-indent="false"/>
      <style:text-properties fo:font-size="12pt" officeooo:rsid="001276f9" officeooo:paragraph-rsid="001276f9" style:font-size-asian="12pt" style:font-size-complex="12pt"/>
    </style:style>
    <style:style style:name="P28" style:family="paragraph" style:parent-style-name="Standard" style:list-style-name="L2">
      <style:paragraph-properties fo:margin-left="1.251cm" fo:margin-right="0cm" fo:text-indent="0cm" style:auto-text-indent="false"/>
      <style:text-properties fo:color="#c9211e" loext:opacity="100%" fo:font-size="12pt" fo:font-weight="bold" officeooo:rsid="0011f8be" officeooo:paragraph-rsid="001276f9" style:font-size-asian="12pt" style:font-weight-asian="bold" style:font-size-complex="12pt" style:font-weight-complex="bold"/>
    </style:style>
    <style:style style:name="P29" style:family="paragraph" style:parent-style-name="Text_20_body" style:list-style-name="L1">
      <style:paragraph-properties fo:text-align="justify" style:justify-single-word="false"/>
    </style:style>
    <style:style style:name="P30" style:family="paragraph" style:parent-style-name="Text_20_body" style:list-style-name="L1">
      <style:paragraph-properties fo:margin-top="0cm" fo:margin-bottom="0cm" style:contextual-spacing="false" fo:text-align="justify" style:justify-single-word="false"/>
    </style:style>
    <style:style style:name="P31" style:family="paragraph" style:parent-style-name="Text_20_body" style:list-style-name="L3">
      <style:paragraph-properties fo:margin-top="0cm" fo:margin-bottom="0cm" style:contextual-spacing="false" fo:text-align="justify" style:justify-single-word="false"/>
    </style:style>
    <style:style style:name="P32" style:family="paragraph" style:parent-style-name="Text_20_body" style:list-style-name="L3">
      <style:paragraph-properties fo:text-align="justify" style:justify-single-word="false"/>
    </style:style>
    <style:style style:name="P33" style:family="paragraph" style:parent-style-name="Text_20_body" style:list-style-name="L4">
      <style:paragraph-properties fo:text-align="justify" style:justify-single-word="false"/>
    </style:style>
    <style:style style:name="P34" style:family="paragraph" style:parent-style-name="Text_20_body" style:list-style-name="L5">
      <style:paragraph-properties fo:text-align="justify" style:justify-single-word="false"/>
    </style:style>
    <style:style style:name="P35" style:family="paragraph" style:parent-style-name="Text_20_body" style:list-style-name="L5">
      <style:paragraph-properties fo:margin-top="0cm" fo:margin-bottom="0cm" style:contextual-spacing="false" fo:text-align="justify" style:justify-single-word="false"/>
    </style:style>
    <style:style style:name="P36" style:family="paragraph" style:parent-style-name="Text_20_body" style:list-style-name="L5">
      <style:paragraph-properties fo:margin-top="0cm" fo:margin-bottom="0cm" style:contextual-spacing="false" fo:text-align="justify" style:justify-single-word="false"/>
      <style:text-properties fo:font-size="12pt" style:font-size-asian="12pt" style:font-size-complex="12pt"/>
    </style:style>
    <style:style style:name="P37" style:family="paragraph" style:parent-style-name="Text_20_body" style:list-style-name="L6"/>
    <style:style style:name="P38" style:family="paragraph" style:parent-style-name="Text_20_body" style:list-style-name="L6">
      <style:paragraph-properties fo:margin-top="0cm" fo:margin-bottom="0cm" style:contextual-spacing="false"/>
    </style:style>
    <style:style style:name="P39" style:family="paragraph" style:parent-style-name="Text_20_body" style:list-style-name="L7"/>
    <style:style style:name="P40" style:family="paragraph" style:parent-style-name="Text_20_body" style:list-style-name="L7">
      <style:paragraph-properties fo:margin-top="0cm" fo:margin-bottom="0cm" style:contextual-spacing="false"/>
    </style:style>
    <style:style style:name="P41" style:family="paragraph" style:parent-style-name="Text_20_body" style:list-style-name="L8">
      <style:text-properties officeooo:paragraph-rsid="001f68ce"/>
    </style:style>
    <style:style style:name="P42" style:family="paragraph" style:parent-style-name="Text_20_body" style:list-style-name="L9"/>
    <style:style style:name="P43" style:family="paragraph" style:parent-style-name="Text_20_body" style:list-style-name="L9">
      <style:text-properties officeooo:paragraph-rsid="001f68ce"/>
    </style:style>
    <style:style style:name="P44" style:family="paragraph" style:parent-style-name="Text_20_body" style:list-style-name="L9">
      <style:paragraph-properties fo:margin-top="0cm" fo:margin-bottom="0cm" style:contextual-spacing="false"/>
    </style:style>
    <style:style style:name="P45" style:family="paragraph" style:parent-style-name="Text_20_body" style:list-style-name="L10">
      <style:text-properties officeooo:paragraph-rsid="001f68ce"/>
    </style:style>
    <style:style style:name="P46" style:family="paragraph" style:parent-style-name="Text_20_body" style:list-style-name="L11"/>
    <style:style style:name="P47" style:family="paragraph" style:parent-style-name="Text_20_body" style:list-style-name="L12"/>
    <style:style style:name="P48" style:family="paragraph" style:parent-style-name="Text_20_body" style:list-style-name="L13"/>
    <style:style style:name="P49" style:family="paragraph" style:parent-style-name="Text_20_body" style:list-style-name="L14"/>
    <style:style style:name="P50" style:family="paragraph" style:parent-style-name="Text_20_body" style:list-style-name="L15"/>
    <style:style style:name="P51" style:family="paragraph" style:parent-style-name="Text_20_body" style:list-style-name="L16"/>
    <style:style style:name="P52" style:family="paragraph" style:parent-style-name="Text_20_body" style:list-style-name="L16">
      <style:paragraph-properties fo:margin-top="0cm" fo:margin-bottom="0cm" style:contextual-spacing="false"/>
    </style:style>
    <style:style style:name="P53" style:family="paragraph" style:parent-style-name="Text_20_body" style:list-style-name="L17" style:master-page-name="">
      <loext:graphic-properties draw:fill="none"/>
      <style:paragraph-properties fo:margin-top="0cm" fo:margin-bottom="0.247cm" style:contextual-spacing="false" fo:line-height="115%" style:page-number="auto" fo:background-color="transparent"/>
    </style:style>
    <style:style style:name="P54" style:family="paragraph" style:parent-style-name="Text_20_body" style:list-style-name="L18"/>
    <style:style style:name="P55" style:family="paragraph" style:parent-style-name="Text_20_body" style:list-style-name="L18">
      <style:paragraph-properties fo:margin-top="0cm" fo:margin-bottom="0cm" style:contextual-spacing="false"/>
    </style:style>
    <style:style style:name="P56" style:family="paragraph" style:parent-style-name="Text_20_body" style:list-style-name="L19"/>
    <style:style style:name="P57" style:family="paragraph" style:parent-style-name="Text_20_body" style:list-style-name="L20"/>
    <style:style style:name="P58" style:family="paragraph" style:parent-style-name="Text_20_body" style:list-style-name="L21"/>
    <style:style style:name="P59" style:family="paragraph" style:parent-style-name="Text_20_body" style:list-style-name="L22"/>
    <style:style style:name="P60" style:family="paragraph" style:parent-style-name="Text_20_body" style:list-style-name="L22">
      <style:paragraph-properties fo:margin-top="0cm" fo:margin-bottom="0cm" style:contextual-spacing="false"/>
    </style:style>
    <style:style style:name="P61" style:family="paragraph" style:parent-style-name="Text_20_body" style:list-style-name="L23"/>
    <style:style style:name="P62" style:family="paragraph" style:parent-style-name="Text_20_body" style:list-style-name="L24"/>
    <style:style style:name="P63" style:family="paragraph" style:parent-style-name="Text_20_body" style:list-style-name="L24">
      <style:paragraph-properties fo:margin-top="0cm" fo:margin-bottom="0cm" style:contextual-spacing="false"/>
    </style:style>
    <style:style style:name="P64" style:family="paragraph" style:parent-style-name="Text_20_body" style:list-style-name="L25"/>
    <style:style style:name="P65" style:family="paragraph" style:parent-style-name="Text_20_body" style:list-style-name="L25">
      <style:paragraph-properties fo:margin-top="0cm" fo:margin-bottom="0cm" style:contextual-spacing="false"/>
    </style:style>
    <style:style style:name="P66" style:family="paragraph" style:parent-style-name="Text_20_body" style:list-style-name="L26"/>
    <style:style style:name="P67" style:family="paragraph" style:parent-style-name="Text_20_body" style:list-style-name="L26">
      <style:paragraph-properties fo:margin-top="0cm" fo:margin-bottom="0cm" style:contextual-spacing="false"/>
    </style:style>
    <style:style style:name="P68" style:family="paragraph" style:parent-style-name="Text_20_body" style:list-style-name="L26">
      <style:text-properties officeooo:paragraph-rsid="001b911d"/>
    </style:style>
    <style:style style:name="P69" style:family="paragraph" style:parent-style-name="Text_20_body" style:list-style-name="L26">
      <style:paragraph-properties fo:margin-top="0cm" fo:margin-bottom="0cm" style:contextual-spacing="false"/>
      <style:text-properties officeooo:paragraph-rsid="001b911d"/>
    </style:style>
    <style:style style:name="P70" style:family="paragraph" style:parent-style-name="Text_20_body" style:list-style-name="L27"/>
    <style:style style:name="P71" style:family="paragraph" style:parent-style-name="Text_20_body" style:list-style-name="L28">
      <style:paragraph-properties fo:margin-top="0cm" fo:margin-bottom="0cm" style:contextual-spacing="false"/>
    </style:style>
    <style:style style:name="P72" style:family="paragraph" style:parent-style-name="Text_20_body" style:list-style-name="L29"/>
    <style:style style:name="P73" style:family="paragraph" style:parent-style-name="Text_20_body" style:list-style-name="L30"/>
    <style:style style:name="P74" style:family="paragraph" style:parent-style-name="Text_20_body" style:list-style-name="L30">
      <style:paragraph-properties fo:margin-top="0cm" fo:margin-bottom="0cm" style:contextual-spacing="false"/>
    </style:style>
    <style:style style:name="P75" style:family="paragraph" style:parent-style-name="Text_20_body" style:list-style-name="L31"/>
    <style:style style:name="P76" style:family="paragraph" style:parent-style-name="Text_20_body" style:list-style-name="L31">
      <style:paragraph-properties fo:margin-top="0cm" fo:margin-bottom="0cm" style:contextual-spacing="false"/>
    </style:style>
    <style:style style:name="P77" style:family="paragraph" style:parent-style-name="Text_20_body">
      <style:text-properties officeooo:rsid="0040894c" officeooo:paragraph-rsid="0040894c"/>
    </style:style>
    <style:style style:name="P78" style:family="paragraph" style:parent-style-name="Text_20_body" style:list-style-name="L32"/>
    <style:style style:name="P79" style:family="paragraph" style:parent-style-name="Text_20_body" style:list-style-name="L32">
      <style:text-properties officeooo:paragraph-rsid="0040894c"/>
    </style:style>
    <style:style style:name="P80" style:family="paragraph" style:parent-style-name="Text_20_body" style:list-style-name="L33"/>
    <style:style style:name="P81" style:family="paragraph" style:parent-style-name="Text_20_body" style:list-style-name="L34"/>
    <style:style style:name="P82" style:family="paragraph" style:parent-style-name="Text_20_body" style:list-style-name="L35"/>
    <style:style style:name="P83" style:family="paragraph" style:parent-style-name="Text_20_body" style:list-style-name="L35">
      <style:text-properties officeooo:paragraph-rsid="0040894c"/>
    </style:style>
    <style:style style:name="P84" style:family="paragraph" style:parent-style-name="Text_20_body" style:list-style-name="L36"/>
    <style:style style:name="P85" style:family="paragraph" style:parent-style-name="Text_20_body" style:list-style-name="L36">
      <style:text-properties officeooo:paragraph-rsid="0040894c"/>
    </style:style>
    <style:style style:name="P86" style:family="paragraph" style:parent-style-name="Text_20_body" style:list-style-name="L37"/>
    <style:style style:name="P87" style:family="paragraph" style:parent-style-name="Text_20_body" style:list-style-name="L38"/>
    <style:style style:name="P88" style:family="paragraph" style:parent-style-name="Text_20_body" style:list-style-name="L39"/>
    <style:style style:name="P89" style:family="paragraph" style:parent-style-name="Text_20_body" style:list-style-name="L40"/>
    <style:style style:name="P90" style:family="paragraph" style:parent-style-name="Text_20_body" style:list-style-name="L41"/>
    <style:style style:name="P91" style:family="paragraph" style:parent-style-name="Text_20_body">
      <style:text-properties officeooo:rsid="0040894c" officeooo:paragraph-rsid="0040894c" fo:background-color="#ffff00"/>
    </style:style>
    <style:style style:name="T1" style:family="text">
      <style:text-properties officeooo:rsid="001ab2cf"/>
    </style:style>
    <style:style style:name="T2" style:family="text">
      <style:text-properties officeooo:rsid="001d4318"/>
    </style:style>
    <style:style style:name="T3" style:family="text">
      <style:text-properties officeooo:rsid="001f2f8d"/>
    </style:style>
    <style:style style:name="T4" style:family="text">
      <style:text-properties officeooo:rsid="001f68ce"/>
    </style:style>
    <style:style style:name="T5" style:family="text">
      <style:text-properties officeooo:rsid="00200395"/>
    </style:style>
    <style:style style:name="T6" style:family="text">
      <style:text-properties fo:font-size="12pt" style:font-size-asian="12pt" style:font-size-complex="12pt"/>
    </style:style>
    <style:style style:name="T7" style:family="text">
      <style:text-properties fo:font-size="12pt" officeooo:rsid="001d4318" style:font-size-asian="12pt" style:font-size-complex="12pt"/>
    </style:style>
    <style:style style:name="T8" style:family="text">
      <style:text-properties officeooo:rsid="00212d6c"/>
    </style:style>
    <style:style style:name="T9" style:family="text">
      <style:text-properties fo:font-size="20pt" officeooo:rsid="001f68ce" style:font-size-asian="20pt" style:font-size-complex="20pt"/>
    </style:style>
    <style:style style:name="T10" style:family="text">
      <style:text-properties fo:font-size="20pt" officeooo:rsid="002d02ba" style:font-size-asian="20pt" style:font-size-complex="20pt"/>
    </style:style>
    <style:style style:name="T11" style:family="text">
      <style:text-properties officeooo:rsid="00345071"/>
    </style:style>
    <style:style style:name="T12" style:family="text">
      <style:text-properties officeooo:rsid="0041966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space-before="0.752cm" text:min-label-width="0.499cm"/>
        <style:text-properties style:font-name="OpenSymbol"/>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Advanced DSP Workflow: From Raw Signal to Pattern Extraction and Statistical Analysis</text:p>
      <text:p text:style-name="P17"/>
      <text:p text:style-name="P18"/>
      <text:p text:style-name="P19">Procedure:</text:p>
      <text:p text:style-name="P20"/>
      <text:p text:style-name="P10">Step1: Spectrogram visualization of real time data:</text:p>
      <text:p text:style-name="P21"/>
      <text:list xml:id="list347585562" text:style-name="L1">
        <text:list-item>
          <text:p text:style-name="P29"><text:span text:style-name="Strong_20_Emphasis">Objective</text:span>: The spectrogram is generated to analyze the time-varying frequency content of the original signal (<text:span text:style-name="T2">eg:</text:span><text:span text:style-name="Source_20_Text">ocusync data</text:span>).</text:p>
        </text:list-item>
        <text:list-item>
          <text:p text:style-name="P29"><text:span text:style-name="Strong_20_Emphasis">Visualization</text:span>:</text:p>
          <text:list>
            <text:list-item>
              <text:p text:style-name="P30">The <text:span text:style-name="Strong_20_Emphasis">x-axis</text:span> represents time in seconds, illustrating the signal's evolution over time. </text:p>
            </text:list-item>
            <text:list-item>
              <text:p text:style-name="P30">The <text:span text:style-name="Strong_20_Emphasis">y-axis</text:span> shows the frequency spectrum in Hz, providing insight into the signal's frequency components. </text:p>
            </text:list-item>
            <text:list-item>
              <text:p text:style-name="P30">The color scale indicates the signal's intensity (power) at each frequency and time point, with intensity levels shown in decibels (dB). </text:p>
            </text:list-item>
          </text:list>
        </text:list-item>
        <text:list-item>
          <text:p text:style-name="P29"><text:span text:style-name="Strong_20_Emphasis">Purpose</text:span>: This method helps reveal how the signal's frequency content changes over time, making it useful for identifying frequency shifts, transient behavior, or patterns that occur at specific times in time-varying signals.</text:p>
        </text:list-item>
      </text:list>
      <text:p text:style-name="P3"/>
      <text:p text:style-name="P9">Step2: Sectral Analysis for data in frequency domain:</text:p>
      <text:list xml:id="list1820624518" text:style-name="L2">
        <text:list-item>
          <text:list>
            <text:list-item>
              <text:list>
                <text:list-item>
                  <text:h text:style-name="P24" text:outline-level="3">Power Spectral Density (PSD) Calculation and Plotting:</text:h>
                </text:list-item>
              </text:list>
            </text:list-item>
          </text:list>
        </text:list-item>
      </text:list>
      <text:p text:style-name="P23"><text:span text:style-name="T6">After visualizing the spectrogram of the data we perform the following steps to calculate and plot the Power Spectral Density (PSD):</text:span></text:p>
      <text:list xml:id="list1151806460" text:style-name="L3">
        <text:list-item>
          <text:p text:style-name="P31"><text:span text:style-name="Strong_20_Emphasis"><text:span text:style-name="T6">Windowing</text:span></text:span><text:span text:style-name="T6">: A Hamming window is applied to the signal to minimize spectral leakage. </text:span></text:p>
        </text:list-item>
        <text:list-item>
          <text:p text:style-name="P31"><text:span text:style-name="Strong_20_Emphasis"><text:span text:style-name="T6">PSD Calculation</text:span></text:span><text:span text:style-name="T6">: Welch's method is used to estimate the PSD by dividing the signal into overlapping segments, applying the FFT to each segment, and averaging the results. </text:span></text:p>
        </text:list-item>
        <text:list-item>
          <text:p text:style-name="P31"><text:span text:style-name="Strong_20_Emphasis"><text:span text:style-name="T6">Frequency Shifting</text:span></text:span><text:span text:style-name="T6">: The frequency and PSD are shifted to account for both positive and negative frequencies. </text:span></text:p>
        </text:list-item>
        <text:list-item>
          <text:p text:style-name="P31"><text:span text:style-name="Strong_20_Emphasis"><text:span text:style-name="T6">Mean PSD</text:span></text:span><text:span text:style-name="T6">: The mean PSD value is calculated and displayed. </text:span></text:p>
        </text:list-item>
        <text:list-item>
          <text:p text:style-name="P32"><text:span text:style-name="Strong_20_Emphasis"><text:span text:style-name="T6">Plotting</text:span></text:span><text:span text:style-name="T6">: A logarithmic plot of the PSD is generated, with the mean PSD highlighted by a red dashed line. </text:span></text:p>
        </text:list-item>
      </text:list>
      <text:p text:style-name="P15">This method provides a smooth estimate of the signal's power distribution across different frequencies, enabling a clearer analysis of the signal's frequency content.</text:p>
      <text:list xml:id="list115912715164576" text:continue-list="list1820624518" text:style-name="L2">
        <text:list-header>
          <text:p text:style-name="P27"/>
        </text:list-header>
        <text:list-item>
          <text:p text:style-name="P28"><text:s/>Analyzing the Frequency Spectrum of a Signal:</text:p>
        </text:list-item>
      </text:list>
      <text:list xml:id="list793272775" text:style-name="L4">
        <text:list-item>
          <text:p text:style-name="P33"><text:span text:style-name="Strong_20_Emphasis"><text:span text:style-name="T6">Perform the FFT</text:span></text:span><text:span text:style-name="T6">: Compute the Fast Fourier Transform (FFT) of the </text:span><text:span text:style-name="T7">Original </text:span><text:span text:style-name="T6">signal </text:span><text:span text:style-name="T7">(eg: ocusync data)</text:span><text:span text:style-name="T6"> to convert it from the time domain to the frequency domain.</text:span></text:p>
        </text:list-item>
        <text:list-item>
          <text:p text:style-name="P33"><text:soft-page-break/><text:span text:style-name="Strong_20_Emphasis"><text:span text:style-name="T6">Shift the Zero Frequency Component</text:span></text:span><text:span text:style-name="T6">: Use a frequency shift to move the zero frequency component to the center of the frequency spectrum for easier visualization of both positive and negative frequencies.</text:span></text:p>
        </text:list-item>
        <text:list-item>
          <text:p text:style-name="P33"><text:span text:style-name="Strong_20_Emphasis"><text:span text:style-name="T6">Create the Frequency Axis</text:span></text:span><text:span text:style-name="T6">: Generate the frequency axis corresponding to the FFT results using the sampling rate and the number of data points.</text:span></text:p>
        </text:list-item>
        <text:list-item>
          <text:p text:style-name="P33"><text:span text:style-name="Strong_20_Emphasis"><text:span text:style-name="T6">Plot the Magnitude of the FFT</text:span></text:span><text:span text:style-name="T6">: Plot the magnitude of the frequency components to visualize the signal’s distribution across different frequencies, showing how much power is present at each frequency.</text:span></text:p>
        </text:list-item>
      </text:list>
      <text:p text:style-name="P15">These steps help in understanding the frequency content of a signal, providing insights into its spectral characteristics.</text:p>
      <text:p text:style-name="P4"/>
      <text:p text:style-name="P5"><text:s text:c="2"/></text:p>
      <text:p text:style-name="P9">Step3: Develop energy based algorithm <text:s/>to detect and extract n number of signal packets:</text:p>
      <text:h text:style-name="P14" text:outline-level="3">General Working Procedure for Signal Packet Detection and Extraction :</text:h>
      <text:list xml:id="list3735150554" text:style-name="L5">
        <text:list-item>
          <text:p text:style-name="P34"><text:span text:style-name="Strong_20_Emphasis"><text:span text:style-name="T6">Bandpass Filter Application</text:span></text:span><text:span text:style-name="T6">:</text:span></text:p>
          <text:list>
            <text:list-item>
              <text:p text:style-name="P35"><text:span text:style-name="Strong_20_Emphasis"><text:span text:style-name="T6">Objective</text:span></text:span><text:span text:style-name="T6">: Isolate the desired frequency range by removing unwanted frequencies. </text:span></text:p>
            </text:list-item>
            <text:list-item>
              <text:p text:style-name="P35"><text:span text:style-name="Strong_20_Emphasis"><text:span text:style-name="T6">Action</text:span></text:span><text:span text:style-name="T6">: Apply a bandpass filter to the input signal using a specified frequency range (e.g., low and high cutoff frequencies). </text:span></text:p>
              <text:list>
                <text:list-item>
                  <text:p text:style-name="P35"><text:span text:style-name="T6">The filter is designed based on the Nyquist frequency, with cutoff frequencies normalized and applied using a filter function (e.g., </text:span><text:span text:style-name="Source_20_Text"><text:span text:style-name="T6">butter</text:span></text:span><text:span text:style-name="T6"> and </text:span><text:span text:style-name="Source_20_Text"><text:span text:style-name="T6">filtfilt</text:span></text:span><text:span text:style-name="T6">). </text:span></text:p>
                </text:list-item>
              </text:list>
            </text:list-item>
            <text:list-item>
              <text:p text:style-name="P35"><text:span text:style-name="Strong_20_Emphasis"><text:span text:style-name="T6">Outcome</text:span></text:span><text:span text:style-name="T6">: The filtered signal contains only the frequency components within the specified range, eliminating out-of-band noise and other signals. </text:span></text:p>
            </text:list-item>
          </text:list>
        </text:list-item>
        <text:list-item>
          <text:p text:style-name="P34"><text:span text:style-name="Strong_20_Emphasis"><text:span text:style-name="T6">Energy Profile Calculation</text:span></text:span><text:span text:style-name="T6">:</text:span></text:p>
          <text:list>
            <text:list-item>
              <text:p text:style-name="P35"><text:span text:style-name="Strong_20_Emphasis"><text:span text:style-name="T6">Objective</text:span></text:span><text:span text:style-name="T6">: Measure the signal's energy over time to identify regions with significant activity. </text:span></text:p>
            </text:list-item>
            <text:list-item>
              <text:p text:style-name="P35"><text:span text:style-name="Strong_20_Emphasis"><text:span text:style-name="T6">Action</text:span></text:span><text:span text:style-name="T6">: Compute the energy profile of the filtered signal by applying a sliding window approach. </text:span></text:p>
              <text:list>
                <text:list-item>
                  <text:p text:style-name="P36">Energy is calculated as the squared magnitude of the signal, and a moving average or convolution is applied to this squared signal. </text:p>
                </text:list-item>
              </text:list>
            </text:list-item>
            <text:list-item>
              <text:p text:style-name="P35"><text:span text:style-name="Strong_20_Emphasis"><text:span text:style-name="T6">Outcome</text:span></text:span><text:span text:style-name="T6">: The energy profile provides a time-series representation of the signal's energy, highlighting periods of high activity or potential signal packets. </text:span></text:p>
            </text:list-item>
          </text:list>
        </text:list-item>
        <text:list-item>
          <text:p text:style-name="P34"><text:span text:style-name="Strong_20_Emphasis"><text:span text:style-name="T6">Threshold Calculation</text:span></text:span><text:span text:style-name="T6">:</text:span></text:p>
          <text:list>
            <text:list-item>
              <text:p text:style-name="P35"><text:span text:style-name="Strong_20_Emphasis"><text:span text:style-name="T6">Objective</text:span></text:span><text:span text:style-name="T6">: Establish an energy threshold above which the signal is considered to contain valid packets. </text:span></text:p>
            </text:list-item>
            <text:list-item>
              <text:p text:style-name="P35"><text:span text:style-name="Strong_20_Emphasis"><text:span text:style-name="T6">Action</text:span></text:span><text:span text:style-name="T6">: Calculate the energy threshold by scaling the mean energy of the signal (usually representing noise) by a specified threshold factor. </text:span></text:p>
            </text:list-item>
            <text:list-item>
              <text:p text:style-name="P35"><text:span text:style-name="Strong_20_Emphasis"><text:span text:style-name="T6">Outcome</text:span></text:span><text:span text:style-name="T6">: The threshold helps distinguish signal packets (high energy) from background noise (low energy). </text:span></text:p>
            </text:list-item>
          </text:list>
        </text:list-item>
        <text:list-item>
          <text:p text:style-name="P34"><text:span text:style-name="Strong_20_Emphasis"><text:span text:style-name="T6">Packet Detection</text:span></text:span><text:span text:style-name="T6">:</text:span></text:p>
          <text:list>
            <text:list-item>
              <text:p text:style-name="P35"><text:soft-page-break/><text:span text:style-name="Strong_20_Emphasis"><text:span text:style-name="T6">Objective</text:span></text:span><text:span text:style-name="T6">: Identify the start and end points of signal packets based on the energy profile and threshold. </text:span></text:p>
            </text:list-item>
            <text:list-item>
              <text:p text:style-name="P35"><text:span text:style-name="Strong_20_Emphasis"><text:span text:style-name="T6">Action</text:span></text:span><text:span text:style-name="T6">: Compare the energy profile to the threshold: </text:span></text:p>
              <text:list>
                <text:list-item>
                  <text:p text:style-name="P36">If energy exceeds the threshold, mark the start of a packet. </text:p>
                </text:list-item>
                <text:list-item>
                  <text:p text:style-name="P36">If energy falls below the threshold, mark the end of the packet. </text:p>
                </text:list-item>
              </text:list>
            </text:list-item>
            <text:list-item>
              <text:p text:style-name="P35"><text:span text:style-name="Strong_20_Emphasis"><text:span text:style-name="T6">Outcome</text:span></text:span><text:span text:style-name="T6">: A list of detected packets is created, where each packet is represented by its start and end indices in the signal. </text:span></text:p>
            </text:list-item>
          </text:list>
        </text:list-item>
        <text:list-item>
          <text:p text:style-name="P34"><text:span text:style-name="Strong_20_Emphasis"><text:span text:style-name="T6">Energy Profile Visualization</text:span></text:span><text:span text:style-name="T6">:</text:span></text:p>
          <text:list>
            <text:list-item>
              <text:p text:style-name="P35"><text:span text:style-name="Strong_20_Emphasis"><text:span text:style-name="T6">Objective</text:span></text:span><text:span text:style-name="T6">: Visualize the energy profile and threshold to confirm packet detection. </text:span></text:p>
            </text:list-item>
            <text:list-item>
              <text:p text:style-name="P35"><text:span text:style-name="Strong_20_Emphasis"><text:span text:style-name="T6">Action</text:span></text:span><text:span text:style-name="T6">: Generate a plot showing the energy profile over time, with the threshold clearly marked. </text:span></text:p>
              <text:list>
                <text:list-item>
                  <text:p text:style-name="P36">The energy profile is plotted as a continuous line, and the threshold is shown as a reference line (e.g., dashed). </text:p>
                </text:list-item>
              </text:list>
            </text:list-item>
            <text:list-item>
              <text:p text:style-name="P35"><text:span text:style-name="Strong_20_Emphasis"><text:span text:style-name="T6">Outcome</text:span></text:span><text:span text:style-name="T6">: The plot visually highlights the regions where energy exceeds the threshold, indicating detected packets. </text:span></text:p>
            </text:list-item>
          </text:list>
        </text:list-item>
        <text:list-item>
          <text:p text:style-name="P34"><text:span text:style-name="Strong_20_Emphasis"><text:span text:style-name="T6">Extract and Plot Detected Packets</text:span></text:span><text:span text:style-name="T6">:</text:span></text:p>
          <text:list>
            <text:list-item>
              <text:p text:style-name="P35"><text:span text:style-name="Strong_20_Emphasis"><text:span text:style-name="T6">Objective</text:span></text:span><text:span text:style-name="T6">: Extract the identified signal packets and analyze them visually. </text:span></text:p>
            </text:list-item>
            <text:list-item>
              <text:p text:style-name="P35"><text:span text:style-name="Strong_20_Emphasis"><text:span text:style-name="T6">Action</text:span></text:span><text:span text:style-name="T6">: For each detected packet, calculate the start and end times based on sample indices. </text:span></text:p>
              <text:list>
                <text:list-item>
                  <text:p text:style-name="P36">Extract the corresponding signal data and generate plots for each packet's amplitude over time. </text:p>
                </text:list-item>
              </text:list>
            </text:list-item>
            <text:list-item>
              <text:p text:style-name="P34"><text:span text:style-name="Strong_20_Emphasis"><text:span text:style-name="T6">Outcome</text:span></text:span><text:span text:style-name="T6">: The start time, end time, and duration of each packet are printed, and plots of the extracted packets are displayed for further analysis. </text:span></text:p>
            </text:list-item>
          </text:list>
        </text:list-item>
      </text:list>
      <text:p text:style-name="P15">This general procedure isolates and extracts signal packets by filtering the signal, calculating energy profiles, detecting packets based on energy thresholds, and visualizing the results to ensure accurate packet detection.</text:p>
      <text:p text:style-name="P11">Step4: Spectrogram visualization of all extracted packet<text:span text:style-name="T3">s:</text:span></text:p>
      <text:p text:style-name="Text_20_body">Generate spectrograms for all extracted packets to analyze frequency content.</text:p>
      <text:p text:style-name="P11">Step5: Estimate frequency offset <text:span text:style-name="T3">for all signal packets:</text:span></text:p>
      <text:list xml:id="list1755456750" text:style-name="L6">
        <text:list-item>
          <text:p text:style-name="P37"><text:span text:style-name="Strong_20_Emphasis">Objective</text:span>:<text:line-break/>Frequency offset estimation is needed to correct the frequency shift in received signal packets, which can occur due to factors like Doppler shift, hardware inaccuracies, or transmission conditions. Correcting this offset helps in accurate signal demodulation and further processing.</text:p>
        </text:list-item>
        <text:list-item>
          <text:p text:style-name="P37"><text:span text:style-name="Strong_20_Emphasis">Method Applied</text:span>:</text:p>
          <text:list>
            <text:list-item>
              <text:p text:style-name="P38">The <text:span text:style-name="Strong_20_Emphasis">Power Spectral Density (PSD)</text:span> of the signal is calculated using the Welch method, which provides a frequency-domain representation of the signal's power. </text:p>
            </text:list-item>
            <text:list-item>
              <text:p text:style-name="P38">A <text:span text:style-name="Strong_20_Emphasis">Hamming window</text:span> is applied to reduce spectral leakage. </text:p>
            </text:list-item>
            <text:list-item>
              <text:p text:style-name="P38">The <text:span text:style-name="Strong_20_Emphasis">consecutive method</text:span> groups contiguous regions in the PSD that exceed a threshold, indicating potential frequency bands. </text:p>
            </text:list-item>
            <text:list-item>
              <text:p text:style-name="P38"><text:soft-page-break/>The frequency offset is estimated by analyzing the identified frequency bands and checking if they fall within predefined offset ranges </text:p>
            </text:list-item>
            <text:list-item>
              <text:p text:style-name="P38">If a valid band is found, the frequency offset is determined based on the start and end frequencies of that band. </text:p>
            </text:list-item>
          </text:list>
        </text:list-item>
        <text:list-item>
          <text:p text:style-name="P37"><text:span text:style-name="Strong_20_Emphasis">Outcome</text:span>:<text:line-break/>The estimated frequency offset helps in compensating for shifts, allowing for more accurate signal analysis and processing.</text:p>
        </text:list-item>
      </text:list>
      <text:p text:style-name="P22"/>
      <text:p text:style-name="P8">Step6: Frequency offset correction <text:span text:style-name="T8">for all signal packets</text:span>:</text:p>
      <text:h text:style-name="P1" text:outline-level="3">Method for Correcting Frequency Offset:</text:h>
      <text:list xml:id="list4082203508" text:style-name="L7">
        <text:list-item>
          <text:p text:style-name="P39"><text:span text:style-name="Strong_20_Emphasis">Offset Estimation</text:span>:</text:p>
          <text:list>
            <text:list-item>
              <text:p text:style-name="P40">First, the frequency offset of each signal packet is estimated using Power Spectral Density (PSD) analysis. The method identifies frequency bands within the signal that likely correspond to the actual signal of interest. </text:p>
            </text:list-item>
            <text:list-item>
              <text:p text:style-name="P40">The offset is calculated based on the frequency range of the detected bands. </text:p>
            </text:list-item>
          </text:list>
        </text:list-item>
        <text:list-item>
          <text:p text:style-name="P39"><text:span text:style-name="Strong_20_Emphasis">Frequency Shift Correction</text:span>:</text:p>
          <text:list>
            <text:list-item>
              <text:p text:style-name="P40">Once the frequency offset is estimated, the signal is corrected by shifting its frequency. This is done by multiplying the signal with a complex exponential that counteracts the frequency offset. </text:p>
            </text:list-item>
            <text:list-item>
              <text:p text:style-name="P40">The correction is applied using the formula:<text:line-break/>y(t)=y(t)×exp⁡(j⋅2π⋅offset⋅t)<text:line-break/>where <text:span text:style-name="Source_20_Text">offset</text:span> is the estimated frequency offset, and <text:span text:style-name="Source_20_Text">t</text:span> is the time index. </text:p>
            </text:list-item>
          </text:list>
        </text:list-item>
        <text:list-item>
          <text:p text:style-name="P39"><text:span text:style-name="Strong_20_Emphasis">Visual Confirmation</text:span>:</text:p>
          <text:list>
            <text:list-item>
              <text:p text:style-name="P39">After the frequency shift correction, the signal is visualized, typically using a spectrogram, to verify that the frequency components align correctly with the expected range. This helps in confirming the effectiveness of the correction. </text:p>
            </text:list-item>
          </text:list>
        </text:list-item>
      </text:list>
      <text:p text:style-name="Text_20_body"/>
      <text:p text:style-name="P12"><text:span text:style-name="T4">Step7: </text:span>Frequency Spectrum Analysis After Offset Correction:</text:p>
      <text:list xml:id="list4195012102" text:style-name="L8">
        <text:list-item>
          <text:p text:style-name="P41"><text:span text:style-name="Strong_20_Emphasis">Compute FFT of the Corrected Packet</text:span>: </text:p>
        </text:list-item>
      </text:list>
      <text:list xml:id="list2369686757" text:style-name="L9">
        <text:list-item>
          <text:p text:style-name="P43">A Fast Fourier Transform (FFT) is applied to convert the time-domain signal into the frequency domain.</text:p>
        </text:list-item>
        <text:list-item>
          <text:p text:style-name="P43">The FFT output is shifted to center the zero frequency.</text:p>
        </text:list-item>
      </text:list>
      <text:list xml:id="list3560031706" text:style-name="L10">
        <text:list-item>
          <text:p text:style-name="P45"><text:span text:style-name="Strong_20_Emphasis">Plot Frequency Spectrum</text:span>:</text:p>
        </text:list-item>
      </text:list>
      <text:list xml:id="list115911490183881" text:continue-list="list2369686757" text:style-name="L9">
        <text:list-item>
          <text:p text:style-name="P44">The magnitude of the FFT is plotted against frequency to visualize the corrected signal's frequency components.</text:p>
        </text:list-item>
        <text:list-item>
          <text:p text:style-name="P42">This step helps confirm that the frequency shift correction has aligned the signal correctly in the spectrum.</text:p>
        </text:list-item>
      </text:list>
      <text:p text:style-name="P12"><text:span text:style-name="T4">Step8: </text:span>Power Spectral Density (PSD) Analysis After Offset Correction:</text:p>
      <text:list xml:id="list3793664984" text:style-name="L11">
        <text:list-item>
          <text:p text:style-name="P46"><text:soft-page-break/><text:span text:style-name="Strong_20_Emphasis">Apply Hamming Window</text:span>:</text:p>
        </text:list-item>
      </text:list>
      <text:list xml:id="list709759309" text:style-name="L12">
        <text:list-item>
          <text:p text:style-name="P47">A Hamming window is applied to reduce spectral leakage before computing the PSD.</text:p>
        </text:list-item>
      </text:list>
      <text:list xml:id="list763264563" text:style-name="L13">
        <text:list-item>
          <text:p text:style-name="P48"><text:span text:style-name="Strong_20_Emphasis">Compute PSD Using Welch’s Method</text:span>:</text:p>
        </text:list-item>
      </text:list>
      <text:list xml:id="list2569392690" text:style-name="L14">
        <text:list-item>
          <text:p text:style-name="P49">The Welch method is applied to estimate the PSD of the corrected signal, using a defined FFT size.</text:p>
        </text:list-item>
      </text:list>
      <text:list xml:id="list674552049" text:style-name="L15">
        <text:list-item>
          <text:p text:style-name="P50"><text:span text:style-name="Strong_20_Emphasis">Shift and Normalize PSD</text:span>:</text:p>
        </text:list-item>
      </text:list>
      <text:list xml:id="list547355864" text:style-name="L16">
        <text:list-item>
          <text:p text:style-name="P52">The PSD and frequency values are shifted to center the zero frequency.</text:p>
        </text:list-item>
        <text:list-item>
          <text:p text:style-name="P51">The mean PSD value is calculated to assess the power distribution.</text:p>
        </text:list-item>
      </text:list>
      <text:list xml:id="list3649200911" text:style-name="L17">
        <text:list-item>
          <text:p text:style-name="P53"><text:span text:style-name="Strong_20_Emphasis">Plot the PSD</text:span>:</text:p>
        </text:list-item>
      </text:list>
      <text:list xml:id="list2972955810" text:style-name="L18">
        <text:list-item>
          <text:p text:style-name="P55">A log-scale plot of the PSD is generated to analyze the frequency components.</text:p>
        </text:list-item>
        <text:list-item>
          <text:p text:style-name="P54">The mean PSD level is highlighted to visualize signal strength relative to noise.</text:p>
        </text:list-item>
      </text:list>
      <text:p text:style-name="P13"><text:span text:style-name="T4">Step9: </text:span><text:span text:style-name="T9">Apply a DFT-based low-pass filter to the signal </text:span><text:span text:style-name="T10">packets </text:span><text:span text:style-name="T9">after frequency offset correction</text:span>:</text:p>
      <text:p text:style-name="Text_20_body">After offset correction of the signal packet<text:span text:style-name="T11">s</text:span>:</text:p>
      <text:p text:style-name="Text_20_body">Filtering a signal using the DFT involves the following steps:</text:p>
      <text:list xml:id="list1388187105" text:style-name="L19">
        <text:list-item>
          <text:p text:style-name="P56">Compute the DFT of the input signal <text:span text:style-name="T11">packets </text:span>using the np.fft.fft function.</text:p>
        </text:list-item>
        <text:list-item>
          <text:p text:style-name="P56">Multiply the DFT of the input signal <text:span text:style-name="T11">packets </text:span>with the frequency response of the desired filter.</text:p>
        </text:list-item>
        <text:list-item>
          <text:p text:style-name="P56">Compute the inverse DFT of the resulting product using the np.fft.ifft function to obtain the filtered signal.</text:p>
        </text:list-item>
      </text:list>
      <text:list xml:id="list681137442" text:style-name="L20">
        <text:list-header>
          <text:p text:style-name="P57"><text:span text:style-name="Strong_20_Emphasis"/></text:p>
        </text:list-header>
      </text:list>
      <text:p text:style-name="P12"><text:span text:style-name="T5">Step10: </text:span>Frequency Spectrum Analysis After Low-Pass Filtering:</text:p>
      <text:list xml:id="list3048986956" text:style-name="L21">
        <text:list-item>
          <text:p text:style-name="P58"><text:span text:style-name="Strong_20_Emphasis">FFT Analysis After Filtering:</text:span></text:p>
        </text:list-item>
      </text:list>
      <text:list xml:id="list361746700" text:style-name="L22">
        <text:list-item>
          <text:p text:style-name="P60">The filtered packet<text:span text:style-name="T1">s</text:span> is transformed into the frequency domain using FFT.</text:p>
        </text:list-item>
        <text:list-item>
          <text:p text:style-name="P60">The frequency spectrum is analyzed to observe the impact of filtering.</text:p>
        </text:list-item>
        <text:list-item>
          <text:p text:style-name="P59">A plot of the FFT magnitude is generated to visualize the spectral content of the filtered signal.</text:p>
        </text:list-item>
      </text:list>
      <text:p text:style-name="P12"><text:span text:style-name="T5">Step11:</text:span>PSD Calculation After <text:span text:style-name="T5">Low pass </text:span>Filtering: </text:p>
      <text:list xml:id="list3202996399" text:style-name="L23">
        <text:list-item>
          <text:p text:style-name="P61"><text:span text:style-name="Strong_20_Emphasis">PSD Calculation Using Welch's Method:</text:span></text:p>
        </text:list-item>
      </text:list>
      <text:list xml:id="list672325112" text:style-name="L24">
        <text:list-item>
          <text:list>
            <text:list-item>
              <text:p text:style-name="P63">If the filtered packet is sufficiently long, a Hamming window is applied to minimize spectral leakage.</text:p>
            </text:list-item>
            <text:list-item>
              <text:p text:style-name="P63">Welch’s method is then used to compute the Power Spectral Density (PSD) of the filtered signal. This method divides the signal into overlapping segments, performs the FFT on each segment, and averages the results to produce a smoother estimate of the PSD.</text:p>
            </text:list-item>
            <text:list-item>
              <text:p text:style-name="P63"><text:soft-page-break/>Both the frequency axis and the PSD values are shifted to include both positive and negative frequencies.</text:p>
            </text:list-item>
          </text:list>
        </text:list-item>
        <text:list-item>
          <text:p text:style-name="P62"><text:span text:style-name="Strong_20_Emphasis">Plotting and Analysis:</text:span></text:p>
          <text:list>
            <text:list-item>
              <text:p text:style-name="P63">The PSD is plotted on a logarithmic scale to clearly show the power distribution across different frequencies.</text:p>
            </text:list-item>
            <text:list-item>
              <text:p text:style-name="P62">The mean PSD value is calculated and displayed as a reference line on the plot to highlight the overall power levels in the signal.</text:p>
            </text:list-item>
          </text:list>
        </text:list-item>
      </text:list>
      <text:p text:style-name="Text_20_body"/>
      <text:p text:style-name="P12"><text:span text:style-name="T5">Step12: </text:span>Skewness and Kurtosis Calculation with KDE Plot for Filtered Signal Magnitude:</text:p>
      <text:p text:style-name="Text_20_body">After filtering the corrected signal packets, we calculated the skewness and kurtosis using the following formulas:</text:p>
      <text:list xml:id="list1577642116" text:style-name="L25">
        <text:list-item>
          <text:p text:style-name="P65"><text:span text:style-name="Strong_20_Emphasis">Skewness</text:span>: Skewness = (n / ((n-1)(n-2))) * Σ ((x_i - μ) / σ)³ </text:p>
        </text:list-item>
        <text:list-item>
          <text:p text:style-name="P64"><text:span text:style-name="Strong_20_Emphasis">Kurtosis</text:span>: Kurtosis = (1 / n) * Σ ((x_i - μ) / σ)⁴ - 3 </text:p>
        </text:list-item>
      </text:list>
      <text:p text:style-name="Text_20_body">Where:</text:p>
      <text:list xml:id="list212865665" text:style-name="L26">
        <text:list-item>
          <text:p text:style-name="P67">nn is the number of samples in the signal, </text:p>
        </text:list-item>
        <text:list-item>
          <text:p text:style-name="P67">xix_i is each individual data point, </text:p>
        </text:list-item>
        <text:list-item>
          <text:p text:style-name="P67">μ\mu is the mean of the signal, </text:p>
        </text:list-item>
        <text:list-item>
          <text:p text:style-name="P66">σ\sigma is the standard deviation. </text:p>
        </text:list-item>
        <text:list-item>
          <text:p text:style-name="P68"><text:span text:style-name="Strong_20_Emphasis">Classification of Results</text:span>:<text:line-break/>The skewness and kurtosis values were classified into categories:</text:p>
          <text:list>
            <text:list-item>
              <text:p text:style-name="P69"><text:span text:style-name="Strong_20_Emphasis">Skewness</text:span>: </text:p>
              <text:list>
                <text:list-item>
                  <text:p text:style-name="P69">Positive skewness indicates a longer tail to the right. </text:p>
                </text:list-item>
                <text:list-item>
                  <text:p text:style-name="P69">Negative skewness indicates a longer tail to the left. </text:p>
                </text:list-item>
                <text:list-item>
                  <text:p text:style-name="P69">Zero skewness indicates a symmetric distribution. </text:p>
                </text:list-item>
              </text:list>
            </text:list-item>
            <text:list-item>
              <text:p text:style-name="P69"><text:span text:style-name="Strong_20_Emphasis">Kurtosis</text:span>: </text:p>
              <text:list>
                <text:list-item>
                  <text:p text:style-name="P69">Leptokurtic (kurtosis &gt; 3) indicates a sharp peak. </text:p>
                </text:list-item>
                <text:list-item>
                  <text:p text:style-name="P69">Platykurtic (kurtosis &lt; 3) indicates a flat peak. </text:p>
                </text:list-item>
                <text:list-item>
                  <text:p text:style-name="P68">Mesokurtic (kurtosis = 3) indicates a normal distribution. </text:p>
                </text:list-item>
              </text:list>
            </text:list-item>
          </text:list>
        </text:list-item>
      </text:list>
      <text:p text:style-name="Text_20_body">Then, we estimated the probability density function (PDF) of the magnitude of the filtered signal using Kernel Density Estimation (KDE). This method generates a smooth curve that represents the distribution of the signal, providing a clear visualization of its amplitude distribution.</text:p>
      <text:h text:style-name="P7" text:outline-level="3"><text:span text:style-name="T5">Step13: Method for </text:span>Pattern Detection and Extraction Process:</text:h>
      <text:list xml:id="list2512286887" text:style-name="L27">
        <text:list-item>
          <text:p text:style-name="P70"><text:span text:style-name="Strong_20_Emphasis">Energy Calculation</text:span>:<text:line-break/>First, I computed the energy for each sample in the filtered signal by calculating the squared magnitude of each sample:</text:p>
        </text:list-item>
      </text:list>
      <text:list xml:id="list1689490105" text:style-name="L28">
        <text:list-header>
          <text:p text:style-name="P71">Energy=∣xi∣<text:span text:style-name="T5">^</text:span>2 </text:p>
        </text:list-header>
      </text:list>
      <text:list xml:id="list1700533521" text:style-name="L29">
        <text:list-item>
          <text:p text:style-name="P72"><text:soft-page-break/><text:span text:style-name="Strong_20_Emphasis">Energy Smoothing</text:span>:<text:line-break/>Next, I applied a moving average to the energy curve using a specified window size to smooth the energy signal and reduce fluctuations.</text:p>
        </text:list-item>
        <text:list-item>
          <text:p text:style-name="P72"><text:span text:style-name="Strong_20_Emphasis">Pattern Detection</text:span>:<text:line-break/>After that, I set an <text:span text:style-name="Strong_20_Emphasis">energy threshold</text:span> to identify low-energy regions. If the smoothed energy falls below the threshold, I marked those regions as potential patterns. I then checked if these regions lasted for a specified duration (<text:span text:style-name="Source_20_Text">pattern_length</text:span>) to confirm them as valid patterns.</text:p>
        </text:list-item>
        <text:list-item>
          <text:p text:style-name="P72"><text:span text:style-name="Strong_20_Emphasis">Pattern Extraction</text:span>:<text:line-break/>Once the low-energy regions were detected, I extracted the corresponding signal segments as patterns based on the detected start and end indices.</text:p>
        </text:list-item>
        <text:list-item>
          <text:p text:style-name="P72"><text:span text:style-name="Strong_20_Emphasis">Visualization</text:span>:<text:line-break/>Finally, I visualized the results by plotting the smoothed energy curve and highlighting the detected patterns. For each detected pattern, I calculated its energy, power, and number of samples, and then plotted both the <text:span text:style-name="Strong_20_Emphasis">time-domain</text:span> signal and the <text:span text:style-name="Strong_20_Emphasis">spectrogram</text:span> to analyze the pattern further.</text:p>
        </text:list-item>
      </text:list>
      <text:p text:style-name="P91">Another way:</text:p>
      <text:p text:style-name="Horizontal_20_Line"/>
      <text:h text:style-name="P25" text:outline-level="3">🛠️ <text:span text:style-name="Strong_20_Emphasis">Step-by-Step Working Procedure – Pattern Extraction from Filtered Signal Packets</text:span></text:h>
      <text:h text:style-name="P25" text:outline-level="3"><text:span text:style-name="Strong_20_Emphasis">Step 1: Define Parameters</text:span></text:h>
      <text:list xml:id="list3027225705" text:style-name="L32">
        <text:list-item>
          <text:p text:style-name="P78">Set the <text:span text:style-name="Strong_20_Emphasis">sampling rate</text:span> </text:p>
        </text:list-item>
        <text:list-item>
          <text:p text:style-name="P78">Define the <text:span text:style-name="Strong_20_Emphasis">pattern duration</text:span> .</text:p>
        </text:list-item>
        <text:list-item>
          <text:p text:style-name="P79">Compute the corresponding <text:span text:style-name="Strong_20_Emphasis">pattern length</text:span> in samples .</text:p>
        </text:list-item>
      </text:list>
      <text:h text:style-name="P26" text:outline-level="4"><text:span text:style-name="Strong_20_Emphasis">Step 2: Select Reference Pattern</text:span></text:h>
      <text:list xml:id="list1719809600" text:style-name="L33">
        <text:list-item>
          <text:p text:style-name="P80">Take the <text:span text:style-name="Strong_20_Emphasis">reference pattern</text:span> from the <text:span text:style-name="Strong_20_Emphasis">first filtered packet</text:span> starting at sample index .</text:p>
        </text:list-item>
        <text:list-item>
          <text:p text:style-name="P80">This pattern is used as a template for <text:span text:style-name="Strong_20_Emphasis">matched filtering</text:span>.</text:p>
        </text:list-item>
      </text:list>
      <text:h text:style-name="Heading_20_4" text:outline-level="4"><text:span text:style-name="Strong_20_Emphasis">Step 3: Iterate Through Filtered Packets</text:span></text:h>
      <text:list xml:id="list1767003181" text:style-name="L34">
        <text:list-item>
          <text:p text:style-name="P81">Loop through each <text:span text:style-name="Source_20_Text">filtered_packet</text:span> in <text:span text:style-name="Source_20_Text">filtered_packets</text:span>.</text:p>
        </text:list-item>
      </text:list>
      <text:h text:style-name="Heading_20_4" text:outline-level="4"><text:span text:style-name="Strong_20_Emphasis">Step 4: Matched Filtering</text:span></text:h>
      <text:list xml:id="list767980051" text:style-name="L35">
        <text:list-item>
          <text:p text:style-name="P82">Compute <text:span text:style-name="Strong_20_Emphasis">cross-correlation</text:span> between the <text:span text:style-name="Source_20_Text">filtered_packet</text:span> and the reference pattern using magnitudes.</text:p>
        </text:list-item>
        <text:list-item>
          <text:p text:style-name="P82">Normalize the correlation output.</text:p>
        </text:list-item>
        <text:list-item>
          <text:p text:style-name="P83">Smooth the correlation using a <text:span text:style-name="Strong_20_Emphasis">moving average window</text:span> to reduce noise.</text:p>
        </text:list-item>
      </text:list>
      <text:h text:style-name="P26" text:outline-level="4"><text:soft-page-break/><text:span text:style-name="Strong_20_Emphasis">Step 5: Adaptive Thresholding</text:span></text:h>
      <text:list xml:id="list526112875" text:style-name="L36">
        <text:list-item>
          <text:p text:style-name="P84">Compute the <text:span text:style-name="Strong_20_Emphasis">local mean and standard deviation</text:span> of the smoothed correlation using a sliding window.</text:p>
        </text:list-item>
        <text:list-item>
          <text:p text:style-name="P85">Define an <text:span text:style-name="Strong_20_Emphasis">adaptive threshold</text:span>:<text:line-break/><text:span text:style-name="Source_20_Text">threshold = local_mean + k_factor * local_std</text:span></text:p>
        </text:list-item>
      </text:list>
      <text:h text:style-name="P26" text:outline-level="4"><text:span text:style-name="Strong_20_Emphasis">Step 6: Detect Pattern Locations</text:span></text:h>
      <text:list xml:id="list13891060" text:style-name="L37">
        <text:list-item>
          <text:p text:style-name="P86">Use <text:span text:style-name="Source_20_Text">scipy.signal.find_peaks()</text:span> to detect <text:span text:style-name="Strong_20_Emphasis">peaks</text:span> in the correlation output.</text:p>
        </text:list-item>
        <text:list-item>
          <text:p text:style-name="P86">Apply:</text:p>
          <text:list>
            <text:list-item>
              <text:p text:style-name="P86"><text:span text:style-name="Source_20_Text">height</text:span> ≥ adaptive threshold</text:p>
            </text:list-item>
            <text:list-item>
              <text:p text:style-name="P86"><text:span text:style-name="Source_20_Text">prominence</text:span> based on standard deviation</text:p>
            </text:list-item>
            <text:list-item>
              <text:p text:style-name="P86"><text:span text:style-name="Source_20_Text">width</text:span> to filter out narrow noise peaks</text:p>
            </text:list-item>
          </text:list>
        </text:list-item>
        <text:list-item>
          <text:p text:style-name="P86">Enforce a <text:span text:style-name="Strong_20_Emphasis">minimum gap</text:span> between peaks to avoid overlapping patterns.</text:p>
        </text:list-item>
      </text:list>
      <text:h text:style-name="Heading_20_4" text:outline-level="4"><text:span text:style-name="Strong_20_Emphasis">Step 7: Extract Detected Patterns</text:span></text:h>
      <text:list xml:id="list2608743990" text:style-name="L38">
        <text:list-item>
          <text:p text:style-name="P87">For each detected peak index:</text:p>
          <text:list>
            <text:list-item>
              <text:p text:style-name="P87">Extract a signal segment of samples (the pattern <text:span text:style-name="T12">length</text:span>).</text:p>
            </text:list-item>
          </text:list>
        </text:list-item>
        <text:list-item>
          <text:p text:style-name="P87">Store all patterns in <text:span text:style-name="Source_20_Text">all_extracted_patterns</text:span>.</text:p>
        </text:list-item>
      </text:list>
      <text:h text:style-name="Heading_20_4" text:outline-level="4"><text:span text:style-name="Strong_20_Emphasis">Step 8: Plotting</text:span></text:h>
      <text:list xml:id="list3300964092" text:style-name="L39">
        <text:list-item>
          <text:p text:style-name="P88">Plot the <text:span text:style-name="Strong_20_Emphasis">smoothed correlation</text:span>, <text:span text:style-name="Strong_20_Emphasis">adaptive threshold</text:span>, and <text:span text:style-name="Strong_20_Emphasis">detected peaks</text:span>.</text:p>
        </text:list-item>
        <text:list-item>
          <text:p text:style-name="P88">For each extracted pattern:</text:p>
          <text:list>
            <text:list-item>
              <text:p text:style-name="P88">Plot its <text:span text:style-name="Strong_20_Emphasis">spectrogram</text:span> to visualize frequency content over time.</text:p>
            </text:list-item>
          </text:list>
        </text:list-item>
      </text:list>
      <text:h text:style-name="Heading_20_4" text:outline-level="4"><text:span text:style-name="Strong_20_Emphasis">Step 9: Pattern Statistics (Optional)</text:span></text:h>
      <text:list xml:id="list3932820093" text:style-name="L40">
        <text:list-item>
          <text:p text:style-name="P89">(Optional block): Calculate and print:</text:p>
          <text:list>
            <text:list-item>
              <text:p text:style-name="P89"><text:span text:style-name="Strong_20_Emphasis">Energy</text:span></text:p>
            </text:list-item>
            <text:list-item>
              <text:p text:style-name="P89"><text:span text:style-name="Strong_20_Emphasis">Power</text:span></text:p>
            </text:list-item>
            <text:list-item>
              <text:p text:style-name="P89"><text:span text:style-name="Strong_20_Emphasis">Mean amplitude</text:span></text:p>
            </text:list-item>
            <text:list-item>
              <text:p text:style-name="P89"><text:span text:style-name="Strong_20_Emphasis">Amplitude variance</text:span> of each pattern</text:p>
            </text:list-item>
          </text:list>
        </text:list-item>
      </text:list>
      <text:h text:style-name="Heading_20_4" text:outline-level="4"><text:span text:style-name="Strong_20_Emphasis">Step 10: Final Summary</text:span></text:h>
      <text:list xml:id="list3834588058" text:style-name="L41">
        <text:list-item>
          <text:p text:style-name="P90">Print the <text:span text:style-name="Strong_20_Emphasis">total number of extracted patterns</text:span>.</text:p>
        </text:list-item>
      </text:list>
      <text:p text:style-name="P77"/>
      <text:h text:style-name="P6" text:outline-level="3"><text:soft-page-break/><text:span text:style-name="T5">Step14: </text:span>Skewness and Kurtosis Computation <text:span text:style-name="T5">for extracted pattern:</text:span></text:h>
      <text:list xml:id="list3159488779" text:style-name="L30">
        <text:list-item>
          <text:p text:style-name="P73"><text:span text:style-name="Strong_20_Emphasis">Moment-Based Skewness Calculation</text:span>:<text:line-break/>For each extracted pattern, the skewness was calculated using the magnitude of the signal. The formula for skewness is:</text:p>
          <text:p text:style-name="P73">Skewness = (n / ((n - 1) * (n - 2))) * Σ((|x_i - μ|) / σ)^3<text:line-break/>where:</text:p>
        </text:list-item>
      </text:list>
      <text:list xml:id="list2120972541" text:style-name="L31">
        <text:list-item>
          <text:p text:style-name="P76">n = number of samples</text:p>
        </text:list-item>
        <text:list-item>
          <text:p text:style-name="P76">x_i = individual sample values</text:p>
        </text:list-item>
        <text:list-item>
          <text:p text:style-name="P76">μ = mean of the sample</text:p>
        </text:list-item>
        <text:list-item>
          <text:p text:style-name="P75">σ = standard deviation of the sample</text:p>
        </text:list-item>
      </text:list>
      <text:list xml:id="list115910678064148" text:continue-list="list3159488779" text:style-name="L30">
        <text:list-header>
          <text:p text:style-name="P73"/>
        </text:list-header>
        <text:list-item>
          <text:p text:style-name="P73"><text:span text:style-name="Strong_20_Emphasis">Moment-Based Kurtosis Calculation</text:span>:<text:line-break/>Similarly, the kurtosis was calculated using the magnitude of the signal with the formula:</text:p>
          <text:p text:style-name="P73"><text:span text:style-name="Strong_20_Emphasis">Kurtosis</text:span>:<text:line-break/>Kurtosis = (1 / n) * Σ((|x_i - μ|) / σ)^4 - 3</text:p>
          <text:p text:style-name="P73">This formula computes the excess kurtosis, where a value of 0 corresponds to a normal distribution.</text:p>
        </text:list-item>
        <text:list-item>
          <text:p text:style-name="P73"><text:span text:style-name="Strong_20_Emphasis">Classification of Results</text:span>:<text:line-break/>The skewness and kurtosis values were classified into categories:</text:p>
          <text:list>
            <text:list-item>
              <text:p text:style-name="P74"><text:span text:style-name="Strong_20_Emphasis">Skewness</text:span>: </text:p>
              <text:list>
                <text:list-item>
                  <text:p text:style-name="P74">Positive skewness indicates a longer tail to the right. </text:p>
                </text:list-item>
                <text:list-item>
                  <text:p text:style-name="P74">Negative skewness indicates a longer tail to the left. </text:p>
                </text:list-item>
                <text:list-item>
                  <text:p text:style-name="P74">Zero skewness indicates a symmetric distribution. </text:p>
                </text:list-item>
              </text:list>
            </text:list-item>
            <text:list-item>
              <text:p text:style-name="P74"><text:span text:style-name="Strong_20_Emphasis">Kurtosis</text:span>: </text:p>
              <text:list>
                <text:list-item>
                  <text:p text:style-name="P74">Leptokurtic (kurtosis &gt; 3) indicates a sharp peak. </text:p>
                </text:list-item>
                <text:list-item>
                  <text:p text:style-name="P74">Platykurtic (kurtosis &lt; 3) indicates a flat peak. </text:p>
                </text:list-item>
                <text:list-item>
                  <text:p text:style-name="P73">Mesokurtic (kurtosis = 3) indicates a normal distribution. </text:p>
                </text:list-item>
              </text:list>
            </text:list-item>
          </text:list>
        </text:list-item>
      </text:list>
      <text:h text:style-name="Heading_20_3" text:outline-level="3">Visualization</text:h>
      <text:p text:style-name="Text_20_body">For each pattern, a <text:span text:style-name="Strong_20_Emphasis">Kernel Density Estimation (KDE)</text:span> plot was generated to estimate the probability density function (PDF) of the magnitude of the signal. This helps visualize the distribution of the signal amplitudes. The KDE provides a smooth curve that represents the shape of the distribution, making it easier to understand the statistical characteristics of the extracted patterns.</text:p>
      <text:p text:style-name="Text_20_body"/>
      <text:p text:style-name="P2"/>
      <text:p text:style-name="P3"/>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0T17:34:32.724191382</meta:creation-date>
    <dc:date>2025-04-24T11:59:10.562301393</dc:date>
    <meta:editing-duration>P1DT20H35M11S</meta:editing-duration>
    <meta:editing-cycles>8</meta:editing-cycles>
    <meta:generator>LibreOffice/7.3.7.2$Linux_X86_64 LibreOffice_project/30$Build-2</meta:generator>
    <meta:document-statistic meta:table-count="0" meta:image-count="0" meta:object-count="0" meta:page-count="9" meta:paragraph-count="207" meta:word-count="2634" meta:character-count="16516" meta:non-whitespace-character-count="14178"/>
  </office:meta>
</office:document-meta>
</file>